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2c47"/>
    </style:style>
    <style:style style:name="P2" style:family="paragraph" style:parent-style-name="Standard">
      <style:text-properties officeooo:rsid="001c2c47" officeooo:paragraph-rsid="001c2c47"/>
    </style:style>
    <style:style style:name="P3" style:family="paragraph" style:parent-style-name="Standard">
      <style:text-properties officeooo:rsid="001c2c47" officeooo:paragraph-rsid="0029f913"/>
    </style:style>
    <style:style style:name="P4" style:family="paragraph" style:parent-style-name="Standard">
      <style:text-properties officeooo:paragraph-rsid="0021c378"/>
    </style:style>
    <style:style style:name="T1" style:family="text">
      <style:text-properties officeooo:rsid="00131bd7"/>
    </style:style>
    <style:style style:name="T2" style:family="text">
      <style:text-properties officeooo:rsid="0014959d"/>
    </style:style>
    <style:style style:name="T3" style:family="text">
      <style:text-properties officeooo:rsid="001784dc"/>
    </style:style>
    <style:style style:name="T4" style:family="text">
      <style:text-properties officeooo:rsid="0021c378"/>
    </style:style>
    <style:style style:name="T5" style:family="text">
      <style:text-properties officeooo:rsid="0031c37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<text:span text:style-name="T1">disable load more button </text:span><text:span text:style-name="T2">on last page</text:span></text:p>
      <text:p text:style-name="P4">-<text:span text:style-name="T4">handle when there are no events</text:span></text:p>
      <text:p text:style-name="Standard"/>
      <text:p text:style-name="Standard">-<text:span text:style-name="T1">user edit page, user logo next to sign out</text:span></text:p>
      <text:p text:style-name="Standard"/>
      <text:p text:style-name="Standard">-<text:span text:style-name="T5">follow band on homescreen loads from current page</text:span></text:p>
      <text:p text:style-name="Standard"/>
      <text:p text:style-name="Standard">-<text:span text:style-name="T5">edit event didnt change photo</text:span></text:p>
      <text:p text:style-name="P1"><text:line-break/>AWS</text:p>
      <text:p text:style-name="P2">security creds</text:p>
      <text:p text:style-name="P2"/>
      <text:p text:style-name="P2">mike</text:p>
      <text:p text:style-name="P2">EL84tube!!</text:p>
      <text:p text:style-name="P2"/>
      <text:p text:style-name="P3">-<text:span text:style-name="T3">wrong date events showing up on calendar on heroku only because localtime on rails is set to central??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4T14:44:26.311688481</meta:creation-date>
    <dc:date>2021-01-05T15:50:27.836435310</dc:date>
    <meta:editing-duration>PT18H48M52S</meta:editing-duration>
    <meta:editing-cycles>12</meta:editing-cycles>
    <meta:generator>LibreOffice/6.4.6.2$Linux_X86_64 LibreOffice_project/40$Build-2</meta:generator>
    <meta:document-statistic meta:table-count="0" meta:image-count="0" meta:object-count="0" meta:page-count="1" meta:paragraph-count="10" meta:word-count="58" meta:character-count="328" meta:non-whitespace-character-count="279"/>
  </office:meta>
</office:document-meta>
</file>